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1" table:number-columns-repeated="1008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46:20" calcext:value-type="string">
            <text:p>46:2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46:20" calcext:value-type="string" table:number-columns-spanned="1" table:number-rows-spanned="7">
            <text:p>46:2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35:20" calcext:value-type="string">
            <text:p>35:2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35:20" calcext:value-type="string">
            <text:p>35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26:20" calcext:value-type="string">
            <text:p>26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26:20" calcext:value-type="string">
            <text:p>26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16:0" calcext:value-type="string" table:number-columns-spanned="1" table:number-rows-spanned="7">
            <text:p>16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16:0" calcext:value-type="string">
            <text:p>16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8:0" calcext:value-type="string">
            <text:p>8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8:0" calcext:value-type="string">
            <text:p>8:0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0:0" calcext:value-type="string">
            <text:p>0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0]-[.H40]&lt;0;([.H40]-[.F40]);([.H40]-[.F40])*-1)" office:value-type="float" office:value="-0" calcext:value-type="float">
            <text:p>0</text:p>
          </table:table-cell>
          <table:table-cell table:style-name="ce3" table:formula="of:=IF([.G40]-[.I40]&lt;0;([.I40]-[.G40]);([.I40]-[.G40])*-1)" office:value-type="float" office:value="-0" calcext:value-type="float">
            <text:p>0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0:0" calcext:value-type="string">
            <text:p>0:0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-0" calcext:value-type="float">
            <text:p>0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0:0" calcext:value-type="string">
            <text:p>0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-0" calcext:value-type="float">
            <text:p>0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0:0" calcext:value-type="string">
            <text:p>0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-0" calcext:value-type="float">
            <text:p>0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0:0" calcext:value-type="string">
            <text:p>0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4]-[.H44]&lt;0;([.H44]-[.F44]);([.H44]-[.F44])*-1)" office:value-type="float" office:value="-0" calcext:value-type="float">
            <text:p>0</text:p>
          </table:table-cell>
          <table:table-cell table:style-name="ce3" table:formula="of:=IF([.G44]-[.I44]&lt;0;([.I44]-[.G44]);([.I44]-[.G44])*-1)" office:value-type="float" office:value="-0" calcext:value-type="float">
            <text:p>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0:0" calcext:value-type="string">
            <text:p>0: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6]-[.H46]&lt;0;([.H46]-[.F46]);([.H46]-[.F46])*-1)" office:value-type="float" office:value="-0" calcext:value-type="float">
            <text:p>0</text:p>
          </table:table-cell>
          <table:table-cell table:style-name="ce3" table:formula="of:=IF([.G46]-[.I46]&lt;0;([.I46]-[.G46]);([.I46]-[.G46])*-1)" office:value-type="float" office:value="-0" calcext:value-type="float">
            <text:p>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0:0" calcext:value-type="string">
            <text:p>0:0</text:p>
          </table:table-cell>
          <table: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-0" calcext:value-type="float">
            <text:p>0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0:0" calcext:value-type="string">
            <text:p>0:0</text:p>
          </table:table-cell>
          <table: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-0" calcext:value-type="float">
            <text:p>0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0:0" calcext:value-type="string">
            <text:p>0:0</text:p>
          </table:table-cell>
          <table: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50]-[.I50]&lt;0;([.I50]-[.G50]);([.I50]-[.G50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7:51:44.508747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45M30S</meta:editing-duration>
    <meta:editing-cycles>17</meta:editing-cycles>
    <meta:generator>LibreOffice/5.0.6.3$Linux_X86_64 LibreOffice_project/00m0$Build-3</meta:generator>
    <dc:date>2016-07-21T18:07:51.212861548</dc:date>
    <meta:document-statistic meta:table-count="1" meta:cell-count="1336" meta:object-count="0"/>
  </office:meta>
</office:document-meta>
</file>